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2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2:48:31.978559050</dc:date>
    <meta:editing-duration>PT6M46S</meta:editing-duration>
    <meta:editing-cycles>1</meta:editing-cycles>
    <meta:document-statistic meta:object-count="1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title svg:x="6.742cm" svg:y="0.376cm" chart:style-name="ch2">
          <text:p>Prediction Accuracy (K-fold CV)</text:p>
        </chart:title>
        <chart:legend chart:legend-position="end" svg:x="16.673cm" svg:y="4.207cm" style:legend-expansion="high" chart:style-name="ch3"/>
        <chart:plot-area chart:style-name="ch4" chart:data-source-has-labels="both" svg:x="1.411cm" svg:y="1.395cm" svg:width="14.862cm" svg:height="9.385cm">
          <chartooo:coordinate-region svg:x="2.032cm" svg:y="1.594cm" svg:width="13.869cm" svg:height="8.539cm"/>
          <chart:axis chart:dimension="x" chart:name="primary-x" chart:style-name="ch5" chartooo:axis-type="auto">
            <chart:title svg:x="8.679cm" svg:y="11.02cm" chart:style-name="ch6">
              <text:p>K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792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series chart:style-name="ch12" chart:values-cell-range-address="local-table.$E$2:.$E$9" chart:label-cell-address="local-table.$E$1" chart:class="chart:scatter">
            <chart:data-point chart:repeated="8"/>
          </chart:series>
          <chart:series chart:style-name="ch13" chart:values-cell-range-address="local-table.$F$2:.$F$9" chart:label-cell-address="local-table.$F$1" chart:class="chart:scatter">
            <chart:data-point chart:repeated="8"/>
          </chart:series>
          <chart:series chart:style-name="ch14" chart:values-cell-range-address="local-table.$G$2:.$G$9" chart:label-cell-address="local-table.$G$1" chart:class="chart:scatter">
            <chart:data-point chart:repeated="8"/>
          </chart:series>
          <chart:series chart:style-name="ch15" chart:values-cell-range-address="local-table.$H$2:.$H$9" chart:label-cell-address="local-table.$H$1" chart:class="chart:scatter">
            <chart:data-point chart:repeated="8"/>
          </chart:series>
          <chart:series chart:style-name="ch16" chart:values-cell-range-address="local-table.$I$2:.$I$9" chart:label-cell-address="local-table.$I$1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48.716">
                <text:p>48.716</text:p>
              </table:table-cell>
              <table:table-cell office:value-type="float" office:value="87.939">
                <text:p>87.939</text:p>
              </table:table-cell>
              <table:table-cell office:value-type="float" office:value="87.091">
                <text:p>87.091</text:p>
              </table:table-cell>
              <table:table-cell office:value-type="float" office:value="80.634">
                <text:p>80.634</text:p>
              </table:table-cell>
              <table:table-cell office:value-type="float" office:value="86.62">
                <text:p>86.62</text:p>
              </table:table-cell>
              <table:table-cell office:value-type="float" office:value="87.962">
                <text:p>87.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49.776">
                <text:p>49.776</text:p>
              </table:table-cell>
              <table:table-cell office:value-type="float" office:value="89.681">
                <text:p>89.681</text:p>
              </table:table-cell>
              <table:table-cell office:value-type="float" office:value="87.514">
                <text:p>87.514</text:p>
              </table:table-cell>
              <table:table-cell office:value-type="float" office:value="83.768">
                <text:p>83.768</text:p>
              </table:table-cell>
              <table:table-cell office:value-type="float" office:value="84.945">
                <text:p>84.945</text:p>
              </table:table-cell>
              <table:table-cell office:value-type="float" office:value="88.951">
                <text:p>88.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48.905">
                <text:p>48.905</text:p>
              </table:table-cell>
              <table:table-cell office:value-type="float" office:value="89.069">
                <text:p>89.069</text:p>
              </table:table-cell>
              <table:table-cell office:value-type="float" office:value="86.714">
                <text:p>86.714</text:p>
              </table:table-cell>
              <table:table-cell office:value-type="float" office:value="84.311">
                <text:p>84.311</text:p>
              </table:table-cell>
              <table:table-cell office:value-type="float" office:value="87.208">
                <text:p>87.208</text:p>
              </table:table-cell>
              <table:table-cell office:value-type="float" office:value="89.494">
                <text:p>89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47.275">
                <text:p>47.275</text:p>
              </table:table-cell>
              <table:table-cell office:value-type="float" office:value="90.437">
                <text:p>90.437</text:p>
              </table:table-cell>
              <table:table-cell office:value-type="float" office:value="86.148">
                <text:p>86.148</text:p>
              </table:table-cell>
              <table:table-cell office:value-type="float" office:value="84.099">
                <text:p>84.099</text:p>
              </table:table-cell>
              <table:table-cell office:value-type="float" office:value="87.02">
                <text:p>87.02</text:p>
              </table:table-cell>
              <table:table-cell office:value-type="float" office:value="89.469">
                <text:p>89.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45.041">
                <text:p>45.041</text:p>
              </table:table-cell>
              <table:table-cell office:value-type="float" office:value="90.836">
                <text:p>90.836</text:p>
              </table:table-cell>
              <table:table-cell office:value-type="float" office:value="86.831">
                <text:p>86.831</text:p>
              </table:table-cell>
              <table:table-cell office:value-type="float" office:value="85.204">
                <text:p>85.204</text:p>
              </table:table-cell>
              <table:table-cell office:value-type="float" office:value="86.952">
                <text:p>86.952</text:p>
              </table:table-cell>
              <table:table-cell office:value-type="float" office:value="89.211">
                <text:p>89.2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43.668">
                <text:p>43.668</text:p>
              </table:table-cell>
              <table:table-cell office:value-type="float" office:value="90.363">
                <text:p>90.363</text:p>
              </table:table-cell>
              <table:table-cell office:value-type="float" office:value="87.09">
                <text:p>87.09</text:p>
              </table:table-cell>
              <table:table-cell office:value-type="float" office:value="84.779">
                <text:p>84.779</text:p>
              </table:table-cell>
              <table:table-cell office:value-type="float" office:value="87.045">
                <text:p>87.045</text:p>
              </table:table-cell>
              <table:table-cell office:value-type="float" office:value="90.175">
                <text:p>90.1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44">
                <text:p>44</text:p>
              </table:table-cell>
              <table:table-cell office:value-type="float" office:value="90.787">
                <text:p>90.787</text:p>
              </table:table-cell>
              <table:table-cell office:value-type="float" office:value="86.996">
                <text:p>86.996</text:p>
              </table:table-cell>
              <table:table-cell office:value-type="float" office:value="84.771">
                <text:p>84.771</text:p>
              </table:table-cell>
              <table:table-cell office:value-type="float" office:value="86.424">
                <text:p>86.424</text:p>
              </table:table-cell>
              <table:table-cell office:value-type="float" office:value="90.048">
                <text:p>90.0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42.808">
                <text:p>42.808</text:p>
              </table:table-cell>
              <table:table-cell office:value-type="float" office:value="91.217">
                <text:p>91.217</text:p>
              </table:table-cell>
              <table:table-cell office:value-type="float" office:value="87.281">
                <text:p>87.281</text:p>
              </table:table-cell>
              <table:table-cell office:value-type="float" office:value="87.281">
                <text:p>87.281</text:p>
              </table:table-cell>
              <table:table-cell office:value-type="float" office:value="86.982">
                <text:p>86.982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